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8ce" officeooo:paragraph-rsid="001778ce"/>
    </style:style>
    <style:style style:name="P2" style:family="paragraph" style:parent-style-name="Standard" style:list-style-name="L1">
      <style:text-properties officeooo:rsid="001778ce" officeooo:paragraph-rsid="001778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EN Anotaciones</text:p>
      <text:p text:style-name="P1"/>
      <text:list xml:id="list6015978350680361189" text:style-name="L1">
        <text:list-item>
          <text:p text:style-name="P2">Se tendrá un registro de análisis que se usara como plantilla con secciones, subsecciones, resultados (valores nulos) y determinaciones cargadas.</text:p>
        </text:list-item>
        <text:list-item>
          <text:p text:style-name="P2">El análisis ‘plantilla’ se cargara con un seeder con algún campo especial (a definir) para diferenciar de los demás analisi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5:31.618322196</meta:creation-date>
    <dc:date>2019-01-19T19:10:53.837358082</dc:date>
    <meta:editing-duration>PT5M26S</meta:editing-duration>
    <meta:editing-cycles>1</meta:editing-cycles>
    <meta:document-statistic meta:table-count="0" meta:image-count="0" meta:object-count="0" meta:page-count="1" meta:paragraph-count="3" meta:word-count="44" meta:character-count="288" meta:non-whitespace-character-count="249"/>
    <meta:generator>LibreOffice/5.1.6.2$Linux_X86_64 LibreOffice_project/10m0$Build-2</meta:generator>
  </office:meta>
</office:document-meta>
</file>